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/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/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/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/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/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/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/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$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Fluoro.D348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Fluoro.E348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Fluoro.F348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Fluoro.G348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Fluoro.H34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Fluoro.I348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Fluoro.J348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Fluoro.K348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Fluoro.L348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Fluoro.M34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/00/0000</text:date>, <text:time style:data-style-name="N2" text:time-value="12:55:03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1-28T13:29:37.038000000</dc:date>
    <meta:editing-duration>P2DT3H30M2S</meta:editing-duration>
    <meta:editing-cycles>388</meta:editing-cycles>
    <meta:generator>LibreOffice/5.4.2.2$Windows_X86_64 LibreOffice_project/22b09f6418e8c2d508a9eaf86b2399209b0990f4</meta:generator>
    <dc:creator>Eugene Mah</dc:cre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